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cripts/javascript/" manifest:media-type="application/binary"/>
  <manifest:file-entry manifest:full-path="Scripts/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6516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0.2366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0.028in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0.028in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0.028in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51" style:family="table-cell" style:parent-style-name="Default">
      <style:table-cell-properties fo:border="none" fo:padding="0.028in"/>
    </style:style>
    <style:style style:name="ce117" style:family="table-cell" style:parent-style-name="Default">
      <style:table-cell-properties fo:border="none" fo:padding="0.028in"/>
      <style:text-properties style:text-underline-style="none"/>
    </style:style>
    <style:style style:name="ce52" style:family="table-cell" style:parent-style-name="Default">
      <style:table-cell-properties fo:border="none" fo:padding="0.028in"/>
      <style:text-properties fo:color="#808080"/>
    </style:style>
    <style:style style:name="ce5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0.028in"/>
    </style:style>
    <style:style style:name="ce55" style:family="table-cell" style:parent-style-name="Default">
      <style:table-cell-properties fo:background-color="#dddddd" fo:padding="0.028in"/>
    </style:style>
    <style:style style:name="ce56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57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#dddddd"/>
    </style:style>
    <style:style style:name="ce60" style:family="table-cell" style:parent-style-name="Default">
      <style:table-cell-properties fo:background-color="#ffff66" fo:padding="0.028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84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51248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1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3.5567in" svg:height="1.5634in" svg:x="12.6929in" svg:y="0.574in" draw:caption-point-x="-0.5811in" draw:caption-point-y="-0.5701in">
              <dc:date>2018-10-07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7" calcext:value-type="float">
            <text:p>1.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er durch den Mund seiner Propheten geredet ha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11" calcext:value-type="float">
            <text:p>0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.77" calcext:value-type="float">
            <text:p>1.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rettung aus den Sünden / Das Lamm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6]" office:value-type="float" office:value="2.01" calcext:value-type="float">
            <text:p>2.01</text:p>
          </table:table-cell>
          <table:table-cell table:style-name="ce4" table:formula="of:=[.E16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n Krippe gelegt und in Windeln gewickel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3" calcext:value-type="float">
            <text:p>2.01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4" calcext:value-type="float">
            <text:p>2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105" calcext:value-type="float">
            <text:p>1.10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6" calcext:value-type="float">
            <text:p>1.016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7" calcext:value-type="float">
            <text:p>1.017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251" calcext:value-type="float">
            <text:p>2.25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9" calcext:value-type="float">
            <text:p>0.10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301" calcext:value-type="float">
            <text:p>1.30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099" calcext:value-type="float">
            <text:p>0.09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2" calcext:value-type="float">
            <text:p>1.30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2" calcext:value-type="float">
            <text:p>0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aus Aegypten meinen Sohn geru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303" calcext:value-type="float">
            <text:p>1.30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4" calcext:value-type="float">
            <text:p>1.30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5" calcext:value-type="float">
            <text:p>1.30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1" calcext:value-type="float">
            <text:p>2.4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1" calcext:value-type="float">
            <text:p>1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7" calcext:value-type="float">
            <text:p>1.30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39" calcext:value-type="float">
            <text:p>2.3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2" calcext:value-type="float">
            <text:p>1.0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Prophet: Wohnte in Nazareth – Damit er Nazarener genannt wir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5" calcext:value-type="float">
            <text:p>2.23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6" calcext:value-type="float">
            <text:p>3.0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3.03" calcext:value-type="float">
            <text:p>3.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9" calcext:value-type="float">
            <text:p>1.05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m Jordan: Taufe der Busse zur Vergebung der S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leichnis für die Eingeladenen, die die ersten Plätze wäh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4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2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45" calcext:value-type="float">
            <text:p>6.45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3" calcext:value-type="float">
            <text:p>3.0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2.122" calcext:value-type="float">
            <text:p>2.1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number-columns-repeated="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45" calcext:value-type="float">
            <text:p>3.0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8" office:value-type="float" office:value="3.04" calcext:value-type="float">
            <text:p>3.0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2" calcext:value-type="float">
            <text:p>4.16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3" calcext:value-type="float">
            <text:p>1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65" calcext:value-type="float">
            <text:p>1.06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-&gt;Jo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, um getauft zu werden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" calcext:value-type="float">
            <text:p>1.10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05" calcext:value-type="float">
            <text:p>1.105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4" office:value-type="float" office:value="3.22" calcext:value-type="float">
            <text:p>3.2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515" calcext:value-type="float">
            <text:p>1.5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eist wie eine Taub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14" office:value-type="float" office:value="3.225" calcext:value-type="float">
            <text:p>3.225</text:p>
          </table:table-cell>
          <table:table-cell table:style-name="ce37"/>
          <table:table-cell table:style-name="ce1"/>
          <table:table-cell table:style-name="ce2"/>
          <table:table-cell table:style-name="ce3" office:value-type="float" office:value="1.516" calcext:value-type="float">
            <text:p>1.51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1" calcext:value-type="float">
            <text:p>1.32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513" calcext:value-type="float">
            <text:p>1.5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3" calcext:value-type="float">
            <text:p>4.0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 -&gt; Stein zu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6" calcext:value-type="float">
            <text:p>4.06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9" calcext:value-type="float">
            <text:p>4.0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3" calcext:value-type="float">
            <text:p>1.3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, wirf dich hinab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32]" office:value-type="float" office:value="4.08" calcext:value-type="float">
            <text:p>4.08</text:p>
          </table:table-cell>
          <table:table-cell table:style-name="ce4" table:formula="of:=[.E132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5" calcext:value-type="float">
            <text:p>4.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4" calcext:value-type="float">
            <text:p>1.32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office:value-type="string" calcext:value-type="string">
            <text:p>Seines Reiches wird kein Ende sein</text:p>
          </table:table-cell>
          <table:table-cell table:style-name="ce61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4" calcext:value-type="float">
            <text:p>4.124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" calcext:value-type="float">
            <text:p>3.200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4" calcext:value-type="float">
            <text:p>4.16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3"/>
          <table:table-cell table:style-name="ce54" office:value-type="string" calcext:value-type="string">
            <text:p>Die Hochzeit von Kana in Galiläa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4.17" calcext:value-type="float">
            <text:p>4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Buch des Propheten Jesaja: der Geist des Herrn ist auf mir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6" calcext:value-type="float">
            <text:p>4.12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5" calcext:value-type="float">
            <text:p>1.14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5" calcext:value-type="float">
            <text:p>4.1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29" calcext:value-type="float">
            <text:p>1.2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-&gt; 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 <text:s/>–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79" calcext:value-type="float">
            <text:p>1.79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icht der Mens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45]" office:value-type="float" office:value="4.17" calcext:value-type="float">
            <text:p>4.17</text:p>
          </table:table-cell>
          <table:table-cell table:style-name="ce4" table:formula="of:=[.E145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Der wunderbare Fischzug/Die Berufung der ersten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8" calcext:value-type="float">
            <text:p>5.080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35" calcext:value-type="float">
            <text:p>1.3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9" calcext:value-type="float">
            <text:p>5.09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52]" office:value-type="float" office:value="4.23" calcext:value-type="float">
            <text:p>4.23</text:p>
          </table:table-cell>
          <table:table-cell table:style-name="ce4" table:formula="of:=[.E152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57]" office:value-type="float" office:value="5.03" calcext:value-type="float">
            <text:p>5.03</text:p>
          </table:table-cell>
          <table:table-cell table:style-name="ce4" table:formula="of:=[.E157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icht der Erde (vgl Joh 8: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ampe gehört nicht unter den Scheffel, sondern auf das Lampengestell, Vgl Mk 4:21, Lk 8:16, Lk 11:33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Zeichen der Zeit, Ermahnung zur Versöhnlichkeit (Vgl Mt 16:1-3)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iebe zu den Fei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mosen nicht geben, um gesehen zu we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3.327" calcext:value-type="float">
            <text:p>13.32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8.001" calcext:value-type="float">
            <text:p>8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8" calcext:value-type="float">
            <text:p>13.3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2" calcext:value-type="float">
            <text:p>8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9" calcext:value-type="float">
            <text:p>13.3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3" calcext:value-type="float">
            <text:p>8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ilige nicht den Hunden ge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1" calcext:value-type="float">
            <text:p>8.0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8" calcext:value-type="float">
            <text:p>14.0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zur Hochzeit geladen bist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85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86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6" calcext:value-type="float">
            <text:p>4.36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Im Schiff, Sturm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jenseitigen Ufer im Land der Gadarener (gegenüber Galiläa): Die Heilung von zwei Besessenen/eines Besessenen / Joh: andere Seite des Sees von Galiläa oder von Tiberi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99" calcext:value-type="float">
            <text:p>8.99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1" calcext:value-type="float">
            <text:p>5.2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37" calcext:value-type="float">
            <text:p>8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1" calcext:value-type="float">
            <text:p>6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adarener bitten Jesus, wegzuge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1" calcext:value-type="float">
            <text:p>5.171</text:p>
          </table:table-cell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6.013" calcext:value-type="float">
            <text:p>6.013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09]" office:value-type="float" office:value="9.34" calcext:value-type="float">
            <text:p>9.34</text:p>
          </table:table-cell>
          <table:table-cell table:style-name="ce4" table:formula="of:=[.E209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99" calcext:value-type="float">
            <text:p>5.9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39" calcext:value-type="float">
            <text:p>3.239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4.29" calcext:value-type="float">
            <text:p>4.29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2" calcext:value-type="float">
            <text:p>10.02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5" calcext:value-type="float">
            <text:p>4.35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rnte gross / Felder schon weiss zur Ern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13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4" office:value-type="float" office:value="6.12" calcext:value-type="float">
            <text:p>6.12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3" calcext:value-type="float">
            <text:p>6.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stellung, Wahl der 12 Jüng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5" calcext:value-type="float">
            <text:p>10.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6.014" calcext:value-type="float">
            <text:p>6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17]" office:value-type="float" office:value="10.07" calcext:value-type="float">
            <text:p>10.07</text:p>
          </table:table-cell>
          <table:table-cell table:style-name="ce4" table:formula="of:=[.E217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Gesandt, reich Gottes zu predigen // Sprecht: Reich Nahe, heilt, reinigt, weckt auf, treibt aus. Gratis erhalten, gratis geben</text:p>
          </table:table-cell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22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chts <text:s/>verdeckt, was nicht geoffenbart werd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23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24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25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 sagen: Johannes habe einen Dämo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7" office:value-type="float" office:value="11.251" calcext:value-type="float">
            <text:p>11.251</text:p>
          </table:table-cell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2" calcext:value-type="float">
            <text:p>12.09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2" calcext:value-type="float">
            <text:p>6.0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3" calcext:value-type="float">
            <text:p>12.09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Pharisäer und/oder Herodianer wollen Jesus umbringen / Die Stunde ist gekommen, dass der Sohn des Menschen verherrlicht werd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6" calcext:value-type="float">
            <text:p>12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us will nicht offenbart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›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" calcext:value-type="float">
            <text:p>12.18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 42 1-4: Siehe, mein Knecht, den ich erwählt habe, mein Geliebter, an welchem meine Seele Wohlgefallen gefunden h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5" calcext:value-type="float">
            <text:p>12.18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us wird den Nationen Gericht ankünd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er treibt die Dämonen durch Beelzebub aus (Die Lästerung gegen den Heiligen Geist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1" calcext:value-type="float">
            <text:p>11.291</text:p>
          </table:table-cell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ir möchten ein Zeichen von dir s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9" calcext:value-type="float">
            <text:p>12.39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2" calcext:value-type="float">
            <text:p>11.292</text:p>
          </table:table-cell>
          <table:table-cell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8" calcext:value-type="float">
            <text:p>12.4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3.33" calcext:value-type="float">
            <text:p>3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9" calcext:value-type="float">
            <text:p>8.190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meine Mutter, wer sind meine Brü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59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61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63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09" calcext:value-type="float">
            <text:p>4.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7" calcext:value-type="float">
            <text:p>8.07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Ohren hat, hör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65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ünger: warum redest du in Gleichnissen / was mag dieses Gleichnis sei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1" calcext:value-type="float">
            <text:p>13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7" calcext:value-type="float">
            <text:p>13.17</text:p>
          </table:table-cell>
          <table:table-cell table:style-name="ce17" office:value-type="float" office:value="11.252" calcext:value-type="float">
            <text:p>11.252</text:p>
          </table:table-cell>
          <table:table-cell table:style-name="Default"/>
          <table:table-cell table:number-columns-repeated="3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number-columns-repeated="3"/>
          <table:table-cell table:style-name="ce4" office:value-type="float" office:value="10.24" calcext:value-type="float">
            <text:p>10.24</text:p>
          </table:table-cell>
          <table:table-cell table:style-name="Default"/>
          <table:table-cell table:number-columns-repeated="3"/>
          <table:table-cell table:style-name="ce3" office:value-type="float" office:value="3.244" calcext:value-type="float">
            <text:p>3.244</text:p>
          </table:table-cell>
          <table:table-cell table:number-columns-repeated="15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225" calcext:value-type="float">
            <text:p>13.225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Licht auf dem Leuchter. Vgl Lk 11:33-36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3" calcext:value-type="float">
            <text:p>13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4" calcext:value-type="float">
            <text:p>13.24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79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81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3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4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5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Nz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7" calcext:value-type="float">
            <text:p>13.5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6.04" calcext:value-type="float">
            <text:p>6.0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8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7" calcext:value-type="float">
            <text:p>6.0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4" office:value-type="string" calcext:value-type="string">
            <text:p>Herodes glaubt, Johannes sei aus den Toten auferstanden</text:p>
          </table:table-cell>
          <table:table-cell table:style-name="ce51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6.016" calcext:value-type="float">
            <text:p>6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4" calcext:value-type="float">
            <text:p>14.1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293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Mit schiff an öden O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95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49" calcext:value-type="float">
            <text:p>6.449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00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2"/>
          <table:table-cell table:number-columns-repeated="2"/>
        </table:table-row>
        <table:table-row table:style-name="ro4">
          <table:table-cell table:style-name="ce1"/>
          <table:table-cell table:style-name="ce2"/>
          <table:table-cell table:style-name="ce8" table:formula="of:=[.D305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2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309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310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ünger vergassen, Brot mitzunehm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6" calcext:value-type="float">
            <text:p>16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ütet euch vor dem Sauerteig der Herodes/Pharisär/Sadduzä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16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18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19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35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42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46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3" calcext:value-type="float">
            <text:p>12.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<text:s/>salbt Jes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345" calcext:value-type="float">
            <text:p>20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0-5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5" calcext:value-type="float">
            <text:p>19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575" calcext:value-type="float">
            <text:p>11.57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Uebernachten bei Zachäus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05" calcext:value-type="float">
            <text:p>21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3" office:value-type="float" office:value="12.005" calcext:value-type="float">
            <text:p>12.005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wei Jünger werden für ein Eselin und ein Füllen geschicht, auf dem kein Mensch je gesessen h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2" calcext:value-type="float">
            <text:p>12.1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5" calcext:value-type="float">
            <text:p>21.0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2" calcext:value-type="float">
            <text:p>11.0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6" calcext:value-type="float">
            <text:p>21.04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1" calcext:value-type="float">
            <text:p>11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1" calcext:value-type="float">
            <text:p>19.4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inaus (Zurück) nach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9" calcext:value-type="float">
            <text:p>21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8" calcext:value-type="float">
            <text:p>19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13" calcext:value-type="float">
            <text:p>12.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priesen, der komm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table:formula="of:=[.D365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office:value-type="string" calcext:value-type="string">
            <text:p>Mein Haus wird ein Bethaus genannt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1.17" calcext:value-type="float">
            <text:p>21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ück nach Bethan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4" calcext:value-type="float">
            <text:p>11.15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Abendessen, Beginn des <text:s/>5. Tages vor Passah, bei Martha und Lazurus: (Jesus auf Eselin und deren Füllen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3" office:value-type="float" office:value="12.99" calcext:value-type="float">
            <text:p>12.990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3" office:value-type="float" office:value="19.299" calcext:value-type="float">
            <text:p>19.299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4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7" calcext:value-type="float">
            <text:p>19.4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8" calcext:value-type="float">
            <text:p>12.12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orgen früh, Jesus hunge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9" calcext:value-type="float">
            <text:p>21.19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3" calcext:value-type="float">
            <text:p>11.13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225" calcext:value-type="float">
            <text:p>21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3" calcext:value-type="float">
            <text:p>11.1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2" calcext:value-type="float">
            <text:p>19.4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3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75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76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77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79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9" calcext:value-type="float">
            <text:p>22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21" calcext:value-type="float">
            <text:p>14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h auf die Strassen und Gassen der Stadt / Kreuzwege, Landstrassen / ladet zur Hochzei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4" calcext:value-type="float">
            <text:p>23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46" calcext:value-type="float">
            <text:p>11.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hr belastet die Menschen mit schwer zu tragenden Las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89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65" calcext:value-type="float">
            <text:p>23.3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37" calcext:value-type="float">
            <text:p>23.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3.34" calcext:value-type="float">
            <text:p>13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4" calcext:value-type="float">
            <text:p>12.1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rusalem tötet Propheten / Christus wollte Kinder oft versammeln wie eine Henne ihre Kück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75" calcext:value-type="float">
            <text:p>23.3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8" calcext:value-type="float">
            <text:p>24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08" calcext:value-type="float">
            <text:p>13.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4" calcext:value-type="float">
            <text:p>21.05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fang der Wehen / Die Frau, wenn sie gebie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96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38" calcext:value-type="float">
            <text:p>24.3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5" calcext:value-type="float">
            <text:p>24.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2" calcext:value-type="float">
            <text:p>12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nun der treue und kluge Verwalter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4" table:formula="of:=[.D406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1.057" calcext:value-type="float">
            <text:p>21.0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410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5.345" calcext:value-type="float">
            <text:p>25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sagst du dieses Gleichnis zu uns oder auch zu all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3" office:value-type="float" office:value="26.015" calcext:value-type="float">
            <text:p>26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7" calcext:value-type="float">
            <text:p>13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5" calcext:value-type="float">
            <text:p>12.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v</text:p>
          </table:table-cell>
          <table:table-cell table:style-name="ce54" office:value-type="string" calcext:value-type="string">
            <text:p>Wird sein wie in Tagen Noahs: <text:span text:style-name="T3">essen trinken</text:span> / Wenn Knecht sagt: Herr verzieht sich. Wenn er beginnt, Knechte zu schlagen, <text:span text:style-name="T3">essen und trinken</text:span>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35" calcext:value-type="float">
            <text:p>2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6" calcext:value-type="float">
            <text:p>11.15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6" calcext:value-type="float">
            <text:p>19.4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Uebernachten, folgender Tag (2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25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 ist geschehen, damit die Schriften der Propheten erfüllt wü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51" calcext:value-type="float">
            <text:p>27.35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8" calcext:value-type="float">
            <text:p>15.28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2.37" calcext:value-type="float">
            <text:p>22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ie Schift gesagt ist: er ist unter die Gesetzllosen gerechne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9" calcext:value-type="float">
            <text:p>27.5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46" calcext:value-type="float">
            <text:p>15.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3.53" calcext:value-type="float">
            <text:p>23.5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9.4" calcext:value-type="float">
            <text:p>19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seph von Arimathia (und andere) wickeln Jesu Leib in feine Leinwa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405" calcext:value-type="float">
            <text:p>19.4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float" office:value="21.239" calcext:value-type="float">
            <text:p>21.23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109">
          <table:table-cell table:number-columns-repeated="38"/>
        </table:table-row>
        <table:table-row table:style-name="ro5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464"/>
      </table:named-expressions>
      <table:database-ranges>
        <table:database-range table:name="SortierRange" table:target-range-address="Parallelstellen.C2:Parallelstellen.AM464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46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09:48:18.018574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4-27T11:44:28.303273927</dc:date>
    <meta:editing-duration>P2DT3H40M55S</meta:editing-duration>
    <meta:editing-cycles>337</meta:editing-cycles>
    <meta:generator>LibreOffice/6.3.5.2$Linux_X86_64 LibreOffice_project/30$Build-2</meta:generator>
    <meta:document-statistic meta:table-count="1" meta:cell-count="3130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